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 e <text:soft-page-break/>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No banco de dados do sistema temos um usuário e senha cadastrados.</text:p>
          </table:table-cell>
          <table:table-cell table:style-name="Tabela1.C1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Cadastramento de instituição</text:p>
          </table:table-cell>
          <table:table-cell table:style-name="Tabela1.A3" office:value-type="string">
            <text:p text:style-name="P5">No banco de dados do sistema temos instituições <text:s/>cadastradas e seus usuários com suas respectivas funções (Revisor, Catalogador, Gerente, Administrador).</text:p>
          </table:table-cell>
          <table:table-cell table:style-name="Tabela1.C3" office:value-type="string"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cadastrado no banco de dados uma nova senha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Loggin da administração</text:p>
          </table:table-cell>
          <table:table-cell table:style-name="Tabela1.A3" office:value-type="string">
            <text:p text:style-name="P5">Para entrar no sistema o usuário (administrador, gerente, revisor, catalogador) deve colocar o seu loggin e sua senha, para entrar em seu nível de acesso.</text:p>
          </table:table-cell>
          <table:table-cell table:style-name="Tabela1.C3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 é requisitado o loggin do usuário e sua senha (isso é autenticado comparando-se com os usuários já cadastrados). Os itens catalogados são salvos no banco de dados do sistema, caso o autor do bem patrimonial não esteja cadastrado no banco de dados, será necessário cadastrá-lo. Será associado ao registro do bem patrimonial, o último usuário que modificá-lo e a data desta modificação.</text:p>
          </table:table-cell>
          <table:table-cell table:style-name="Tabela1.C3" office:value-type="string">
            <text:p text:style-name="P5">CDU 03</text:p>
            <text:p text:style-name="P5">CDU 12</text:p>
            <text:p text:style-name="P5">CDU 13</text:p>
          </table:table-cell>
        </table:table-row>
        <table:table-row table:style-name="Tabela1.1">
          <table:table-cell table:style-name="Tabela1.A3" office:value-type="string">
            <text:p text:style-name="P5">Suportar mídias digitais e arquivos</text:p>
          </table:table-cell>
          <table:table-cell table:style-name="Tabela1.A3" office:value-type="string">
            <text:p text:style-name="P5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5">CDU 14</text:p>
          </table:table-cell>
        </table:table-row>
        <text:soft-page-break/>
        <table:table-row table:style-name="Tabela1.1">
          <table:table-cell table:style-name="Tabela1.A3" office:value-type="string">
            <text:p text:style-name="P5">Visualizar catalogação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através de links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vitar itens mal catalogados</text:p>
          </table:table-cell>
          <table:table-cell table:style-name="Tabela1.A3" office:value-type="string">
            <text:p text:style-name="P5">O sistema não permite a catalogação de um bem que não tenha o número de registro preenchido (número atribuido pela instituição ao bem), sendo este campo obrigatóri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xcluir/editar catalogação</text:p>
          </table:table-cell>
          <table:table-cell table:style-name="Tabela1.A3" office:value-type="string">
            <text:p text:style-name="P5">Durante o processo de catalogação de um bem, o usuário pode clicar em Excluir a operação, <text:s/>e portanto tais dados não são salvos no banco de dados do sistema. Ou após salva a operação, no mesmo local em que visualiza os bens cadastrados, há a opção de desfazer ou editar a catalogaçã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Serviço de busca</text:p>
          </table:table-cell>
          <table:table-cell table:style-name="Tabela1.A3" office:value-type="string">
            <text:p text:style-name="P5">O serviço de busca consiste em uma busca para o usuário comum, ou seja busca simples entre os bens já revisados que não permita alteração/exclusão de dados; e outra busca para administração, onde é possível excluir/editar o documento pesquisado.</text:p>
          </table:table-cell>
          <table:table-cell table:style-name="Tabela1.C3" office:value-type="string">
            <text:p text:style-name="P5">CDU 01</text:p>
            <text:p text:style-name="P5">CDU 02</text:p>
            <text:p text:style-name="P5">CDU 05</text:p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Ferramenta de busca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</text:p>
          </table:table-cell>
          <table:table-cell table:style-name="Tabela1.C3" office:value-type="string">
            <text:p text:style-name="P5">CDU 01</text:p>
            <text:p text:style-name="P5">CDU 02</text:p>
          </table:table-cell>
        </table:table-row>
        <table:table-row table:style-name="Tabela1.1">
          <table:table-cell table:style-name="Tabela1.A3" office:value-type="string">
            <text:p text:style-name="P5">Listagem dos resultados</text:p>
          </table:table-cell>
          <table:table-cell table:style-name="Tabela1.A3" office:value-type="string">
            <text:p text:style-name="P5">Os resultados são mostrados ao usuário com uma imagem e uma breve descrição do bem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Descritor</text:p>
          </table:table-cell>
          <table:table-cell table:style-name="Tabela1.A3" office:value-type="string">
            <text:p text:style-name="P5">Para cada bem patrimonial são associadas palavras que o caracteriza, essas informações serão utilizadas no momento de busca.</text:p>
          </table:table-cell>
          <table:table-cell table:style-name="Tabela1.C3" office:value-type="string">
            <text:p text:style-name="P5">CDU 16</text:p>
          </table:table-cell>
        </table:table-row>
        <table:table-row table:style-name="Tabela1.1">
          <table:table-cell table:style-name="Tabela1.A3" office:value-type="string">
            <text:p text:style-name="P5">Acesso aos resultados de busca</text:p>
          </table:table-cell>
          <table:table-cell table:style-name="Tabela1.A3" office:value-type="string">
            <text:p text:style-name="P5">Os dados listados na busca são links, podendo o usuário escolher qual deseja ver mais detalhado, os links, quando clicados pelo usuário, permitem a visualização do bem e sua descrição , porém não é dada a permissão de exclusão ou edição dos dados daquele bem para o usuário comum. Nesta página de exibição detalhada estará presente um link para o retorno à pagina de resultados da busca.</text:p>
          </table:table-cell>
          <table:table-cell table:style-name="Tabela1.C3" office:value-type="string">
            <text:p text:style-name="P5">CDU 04</text:p>
            <text:p text:style-name="P5"/>
            <text:p text:style-name="P5"/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<text:soft-page-break/>sistema, bens que foram catalogados, usuários que foram cadastrados,etc.</text:p>
          </table:table-cell>
          <table:table-cell table:style-name="Tabela1.C3" office:value-type="string">
            <text:p text:style-name="P5">CDU 9</text:p>
            <text:p text:style-name="P5"><text:soft-page-break/>CDU 10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públic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5">CDU 08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código aberto.</text:p>
            <text:p text:style-name="P7">Formulários de catalogação de fácil preenchimento, com descrição de cada campo e exemplos de como preenche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19/05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5-31T10:25:05.15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5-31T10:25:05.07</dc:date>
    <meta:print-date>2001-03-15T14:26:00</meta:print-date>
    <meta:editing-cycles>79</meta:editing-cycles>
    <meta:editing-duration>PT579H43M08S</meta:editing-duration>
    <meta:document-statistic meta:table-count="7" meta:image-count="0" meta:object-count="0" meta:page-count="4" meta:paragraph-count="115" meta:word-count="1021" meta:character-count="6502"/>
    <meta:user-defined meta:name="Company">&lt;Company Name&gt;</meta:user-defined>
    <meta:user-defined meta:name="Info 1"/>
    <meta:user-defined meta:name="Info 2"/>
    <meta:user-defined meta:name="Info 3"/>
  </office:meta>
</office:document-meta>
</file>